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style:font-face style:name="Calibri" svg:font-family="Calibri" style:font-family-generic="swiss" style:font-pitch="variable" svg:panose-1="2 15 5 2 2 2 4 3 2 4"/>
    <style:font-face style:name="Arial" svg:font-family="Arial" style:font-family-generic="swiss" style:font-pitch="variable" svg:panose-1="2 11 6 4 2 2 2 2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Kop1" style:master-page-name="MP0" style:family="paragraph">
      <style:paragraph-properties fo:break-before="page"/>
      <style:text-properties fo:color="#000000"/>
    </style:style>
    <style:style style:name="P2" style:parent-style-name="Textbody" style:list-style-name="LFO1" style:family="paragraph"/>
    <style:style style:name="P3" style:parent-style-name="Textbody" style:list-style-name="LFO1" style:family="paragraph"/>
    <style:style style:name="P4" style:parent-style-name="Textbody" style:list-style-name="LFO1" style:family="paragraph"/>
    <style:style style:name="P5" style:parent-style-name="Textbody" style:list-style-name="LFO1" style:family="paragraph"/>
    <style:style style:name="P6" style:parent-style-name="Textbody" style:list-style-name="LFO1" style:family="paragraph"/>
    <style:style style:name="P7" style:parent-style-name="Textbody" style:list-style-name="LFO1" style:family="paragraph"/>
    <style:style style:name="P8" style:parent-style-name="Textbody" style:list-style-name="LFO1" style:family="paragraph"/>
    <style:style style:name="P9" style:parent-style-name="Textbody" style:list-style-name="LFO1" style:family="paragraph"/>
    <style:style style:name="T10" style:parent-style-name="Standaardalinea-lettertype" style:family="text">
      <style:text-properties fo:font-style="italic" style:font-style-asian="italic" style:font-style-complex="italic"/>
    </style:style>
    <style:style style:name="P11" style:parent-style-name="Textbody" style:list-style-name="LFO1" style:family="paragraph"/>
    <style:style style:name="P12" style:parent-style-name="Textbody" style:list-style-name="LFO1" style:family="paragraph"/>
    <style:style style:name="P13" style:parent-style-name="Textbody" style:list-style-name="LFO1" style:family="paragraph"/>
    <style:style style:name="P14" style:parent-style-name="Textbody" style:list-style-name="LFO1" style:family="paragraph"/>
    <style:style style:name="P15" style:parent-style-name="Textbody" style:list-style-name="LFO1" style:family="paragraph"/>
    <style:style style:name="P16" style:parent-style-name="Textbody" style:list-style-name="LFO1" style:family="paragraph"/>
    <style:style style:name="P17" style:parent-style-name="Textbody" style:list-style-name="LFO1" style:family="paragraph"/>
    <style:style style:name="P18" style:parent-style-name="Textbody" style:list-style-name="LFO1" style:family="paragraph"/>
    <style:style style:name="P19" style:parent-style-name="Textbody" style:list-style-name="LFO1" style:family="paragraph"/>
    <style:style style:name="P20" style:parent-style-name="Textbody" style:list-style-name="LFO1" style:family="paragraph"/>
    <style:style style:name="P21" style:parent-style-name="Textbody" style:list-style-name="LFO1" style:family="paragraph"/>
    <style:style style:name="P22" style:parent-style-name="Textbody" style:list-style-name="LFO1" style:family="paragraph"/>
    <style:style style:name="P23" style:parent-style-name="Textbody" style:list-style-name="LFO1" style:family="paragraph"/>
    <style:style style:name="P24" style:parent-style-name="Textbody" style:list-style-name="LFO1" style:family="paragraph"/>
    <style:style style:name="T25" style:parent-style-name="Standaardalinea-lettertype" style:family="text">
      <style:text-properties fo:font-style="italic" style:font-style-asian="italic" style:font-style-complex="italic"/>
    </style:style>
    <style:style style:name="P26" style:parent-style-name="Textbody" style:list-style-name="LFO1" style:family="paragraph"/>
    <style:style style:name="P27" style:parent-style-name="Textbody" style:list-style-name="LFO1" style:family="paragraph"/>
    <style:style style:name="P28" style:parent-style-name="Textbody" style:list-style-name="LFO1" style:family="paragraph"/>
    <style:style style:name="P29" style:parent-style-name="Textbody" style:list-style-name="LFO1" style:family="paragraph"/>
    <style:style style:name="P30" style:parent-style-name="Kop3" style:family="paragraph">
      <style:paragraph-properties fo:break-before="page"/>
    </style:style>
    <style:style style:name="T31" style:parent-style-name="Standaardalinea-lettertype" style:family="text">
      <style:text-properties fo:font-weight="bold" style:font-weight-asian="bold" style:font-weight-complex="bold"/>
    </style:style>
    <style:style style:name="T32" style:parent-style-name="Standaardalinea-lettertype" style:family="text">
      <style:text-properties fo:font-weight="bold" style:font-weight-asian="bold" style:font-weight-complex="bold"/>
    </style:style>
    <style:style style:name="T33" style:parent-style-name="Standaardalinea-lettertype" style:family="text">
      <style:text-properties fo:font-weight="bold" style:font-weight-asian="bold" style:font-weight-complex="bold"/>
    </style:style>
    <style:style style:name="T34" style:parent-style-name="Standaardalinea-lettertype" style:family="text">
      <style:text-properties fo:font-weight="bold" style:font-weight-asian="bold" style:font-weight-complex="bold"/>
    </style:style>
    <style:style style:name="T35" style:parent-style-name="Standaardalinea-lettertype" style:family="text">
      <style:text-properties fo:font-weight="bold" style:font-weight-asian="bold" style:font-weight-complex="bold"/>
    </style:style>
    <style:style style:name="T36" style:parent-style-name="Standaardalinea-lettertype" style:family="text">
      <style:text-properties fo:font-weight="bold" style:font-weight-asian="bold" style:font-weight-complex="bold"/>
    </style:style>
    <style:style style:name="T37" style:parent-style-name="Standaardalinea-lettertype" style:family="text">
      <style:text-properties fo:font-weight="bold" style:font-weight-asian="bold" style:font-weight-complex="bold"/>
    </style:style>
    <style:style style:name="P38" style:parent-style-name="Kop5" style:family="paragraph">
      <style:paragraph-properties fo:break-before="page"/>
    </style:style>
    <style:style style:name="T39" style:parent-style-name="Standaardalinea-lettertype" style:family="text">
      <style:text-properties fo:font-weight="bold" style:font-weight-asian="bold" style:font-weight-complex="bold"/>
    </style:style>
    <style:style style:name="T40" style:parent-style-name="Standaardalinea-lettertype" style:family="text">
      <style:text-properties fo:font-weight="bold" style:font-weight-asian="bold" style:font-weight-complex="bold"/>
    </style:style>
    <style:style style:name="P41" style:parent-style-name="Textbody" style:list-style-name="LFO2" style:family="paragraph"/>
    <style:style style:name="T42" style:parent-style-name="Standaardalinea-lettertype" style:family="text">
      <style:text-properties fo:font-weight="bold" style:font-weight-asian="bold" style:font-weight-complex="bold"/>
    </style:style>
    <style:style style:name="P43" style:parent-style-name="Textbody" style:list-style-name="LFO2" style:family="paragraph"/>
    <style:style style:name="T44" style:parent-style-name="Standaardalinea-lettertype" style:family="text">
      <style:text-properties fo:font-weight="bold" style:font-weight-asian="bold" style:font-weight-complex="bold"/>
    </style:style>
    <style:style style:name="P45" style:parent-style-name="Textbody" style:list-style-name="LFO2" style:family="paragraph"/>
    <style:style style:name="T46" style:parent-style-name="Standaardalinea-lettertype" style:family="text">
      <style:text-properties fo:font-weight="bold" style:font-weight-asian="bold" style:font-weight-complex="bold"/>
    </style:style>
    <style:style style:name="P47" style:parent-style-name="Textbody" style:list-style-name="LFO2" style:family="paragraph"/>
    <style:style style:name="T48" style:parent-style-name="Standaardalinea-lettertype" style:family="text">
      <style:text-properties fo:font-weight="bold" style:font-weight-asian="bold" style:font-weight-complex="bold"/>
    </style:style>
    <style:style style:name="P49" style:parent-style-name="Textbody" style:list-style-name="LFO2" style:family="paragraph">
      <style:text-properties fo:font-weight="bold" style:font-weight-asian="bold" style:font-weight-complex="bold"/>
    </style:style>
    <style:style style:name="P50" style:parent-style-name="Textbody" style:list-style-name="LFO2" style:family="paragraph"/>
    <style:style style:name="T51" style:parent-style-name="Standaardalinea-lettertype" style:family="text">
      <style:text-properties fo:font-weight="bold" style:font-weight-asian="bold" style:font-weight-complex="bold"/>
    </style:style>
    <style:style style:name="P52" style:parent-style-name="Textbody" style:list-style-name="LFO2" style:family="paragraph"/>
    <style:style style:name="T53" style:parent-style-name="Standaardalinea-lettertype" style:family="text">
      <style:text-properties fo:font-weight="bold" style:font-weight-asian="bold" style:font-weight-complex="bold"/>
    </style:style>
    <style:style style:name="P54" style:parent-style-name="Textbody" style:list-style-name="LFO2" style:family="paragraph"/>
    <style:style style:name="T55" style:parent-style-name="Standaardalinea-lettertype" style:family="text">
      <style:text-properties fo:font-weight="bold" style:font-weight-asian="bold" style:font-weight-complex="bold"/>
    </style:style>
    <style:style style:name="P56" style:parent-style-name="Textbody" style:list-style-name="LFO3" style:family="paragraph"/>
    <style:style style:name="T57" style:parent-style-name="Standaardalinea-lettertype" style:family="text">
      <style:text-properties fo:font-weight="bold" style:font-weight-asian="bold" style:font-weight-complex="bold"/>
    </style:style>
    <style:style style:name="P58" style:parent-style-name="Textbody" style:list-style-name="LFO3" style:family="paragraph"/>
    <style:style style:name="T59" style:parent-style-name="Standaardalinea-lettertype" style:family="text">
      <style:text-properties fo:font-weight="bold" style:font-weight-asian="bold" style:font-weight-complex="bold"/>
    </style:style>
    <style:style style:name="P60" style:parent-style-name="Textbody" style:list-style-name="LFO3" style:family="paragraph"/>
    <style:style style:name="T61" style:parent-style-name="Standaardalinea-lettertype" style:family="text">
      <style:text-properties fo:font-weight="bold" style:font-weight-asian="bold" style:font-weight-complex="bold"/>
    </style:style>
    <style:style style:name="P62" style:parent-style-name="Textbody" style:list-style-name="LFO3" style:family="paragraph"/>
    <style:style style:name="T63" style:parent-style-name="Standaardalinea-lettertype" style:family="text">
      <style:text-properties fo:font-weight="bold" style:font-weight-asian="bold" style:font-weight-complex="bold"/>
    </style:style>
    <style:style style:name="P64" style:parent-style-name="Textbody" style:list-style-name="LFO3" style:family="paragraph"/>
    <style:style style:name="T65" style:parent-style-name="Standaardalinea-lettertype" style:family="text">
      <style:text-properties fo:font-weight="bold" style:font-weight-asian="bold" style:font-weight-complex="bold"/>
    </style:style>
    <style:style style:name="P66" style:parent-style-name="Textbody" style:list-style-name="LFO3" style:family="paragraph"/>
    <style:style style:name="T67" style:parent-style-name="Standaardalinea-lettertype" style:family="text">
      <style:text-properties fo:font-weight="bold" style:font-weight-asian="bold" style:font-weight-complex="bold"/>
    </style:style>
    <style:style style:name="P68" style:parent-style-name="Kop5" style:family="paragraph">
      <style:paragraph-properties fo:break-before="page"/>
    </style:style>
    <style:style style:name="P69" style:parent-style-name="Textbody" style:list-style-name="LFO4" style:family="paragraph"/>
    <style:style style:name="P70" style:parent-style-name="Textbody" style:list-style-name="LFO4" style:family="paragraph"/>
    <style:style style:name="P71" style:parent-style-name="Textbody" style:list-style-name="LFO4" style:family="paragraph"/>
    <style:style style:name="P72" style:parent-style-name="Textbody" style:list-style-name="LFO4" style:family="paragraph"/>
    <style:style style:name="P73" style:parent-style-name="Textbody" style:list-style-name="LFO5" style:family="paragraph"/>
    <style:style style:name="P74" style:parent-style-name="Textbody" style:list-style-name="LFO5" style:family="paragraph"/>
    <style:style style:name="P75" style:parent-style-name="Textbody" style:list-style-name="LFO5" style:family="paragraph"/>
    <style:style style:name="P76" style:parent-style-name="Textbody" style:family="paragraph">
      <style:text-properties fo:font-weight="bold" style:font-weight-asian="bold" style:font-weight-complex="bold"/>
    </style:style>
    <style:style style:name="P77" style:parent-style-name="Textbody" style:list-style-name="LFO6" style:family="paragraph"/>
    <style:style style:name="P78" style:parent-style-name="Textbody" style:list-style-name="LFO6" style:family="paragraph"/>
    <style:style style:name="P79" style:parent-style-name="Textbody" style:list-style-name="LFO6" style:family="paragraph"/>
    <style:style style:name="P80" style:parent-style-name="Textbody" style:list-style-name="LFO6" style:family="paragraph"/>
    <style:style style:name="P81" style:parent-style-name="Textbody" style:list-style-name="LFO6" style:family="paragraph"/>
    <style:style style:name="P82" style:parent-style-name="Textbody" style:list-style-name="LFO6" style:family="paragraph"/>
    <style:style style:name="P83" style:parent-style-name="Textbody" style:list-style-name="LFO6" style:family="paragraph"/>
    <style:style style:name="P84" style:parent-style-name="Textbody" style:list-style-name="LFO6" style:family="paragraph"/>
    <style:style style:name="P85" style:parent-style-name="Textbody" style:list-style-name="LFO6" style:family="paragraph"/>
    <style:style style:name="P86" style:parent-style-name="Textbody" style:list-style-name="LFO6" style:family="paragraph"/>
    <style:style style:name="P87" style:parent-style-name="Textbody" style:list-style-name="LFO6" style:family="paragraph"/>
    <style:style style:name="P88" style:parent-style-name="Textbody" style:list-style-name="LFO6" style:family="paragraph"/>
    <style:style style:name="P89" style:parent-style-name="Textbody" style:family="paragraph">
      <style:text-properties fo:font-weight="bold" style:font-weight-asian="bold" style:font-weight-complex="bold" fo:font-style="italic" style:font-style-asian="italic" style:font-style-complex="italic" fo:color="#333333"/>
    </style:style>
    <style:style style:name="P90" style:parent-style-name="Textbody" style:family="paragraph">
      <style:text-properties fo:font-style="italic" style:font-style-asian="italic" style:font-style-complex="italic" fo:color="#333333"/>
    </style:style>
    <style:style style:name="P91" style:parent-style-name="Textbody" style:family="paragraph">
      <style:text-properties fo:font-weight="bold" style:font-weight-asian="bold" style:font-weight-complex="bold"/>
    </style:style>
    <style:style style:name="P92" style:parent-style-name="Textbody" style:family="paragraph">
      <style:text-properties fo:font-weight="bold" style:font-weight-asian="bold" style:font-weight-complex="bold"/>
    </style:style>
    <style:style style:name="P93" style:parent-style-name="Kop5" style:family="paragraph">
      <style:paragraph-properties fo:break-before="page"/>
    </style:style>
    <style:style style:name="T94" style:parent-style-name="Standaardalinea-lettertype" style:family="text">
      <style:text-properties fo:font-weight="bold" style:font-weight-asian="bold" style:font-weight-complex="bold"/>
    </style:style>
    <style:style style:name="T95" style:parent-style-name="Standaardalinea-lettertype" style:family="text">
      <style:text-properties fo:font-weight="bold" style:font-weight-asian="bold" style:font-weight-complex="bold"/>
    </style:style>
    <style:style style:name="T96" style:parent-style-name="Standaardalinea-lettertype" style:family="text">
      <style:text-properties fo:font-weight="bold" style:font-weight-asian="bold" style:font-weight-complex="bold"/>
    </style:style>
    <style:style style:name="P97" style:parent-style-name="Kop3" style:family="paragraph">
      <style:paragraph-properties fo:line-height="107%"/>
    </style:style>
    <style:style style:name="P98" style:parent-style-name="Kop2" style:family="paragraph">
      <style:paragraph-properties fo:break-before="page"/>
    </style:style>
    <style:style style:name="P99" style:parent-style-name="Textbody" style:list-style-name="LFO7" style:family="paragraph"/>
    <style:style style:name="P100" style:parent-style-name="Textbody" style:list-style-name="LFO7" style:family="paragraph"/>
    <style:style style:name="P101" style:parent-style-name="Textbody" style:list-style-name="LFO7" style:family="paragraph"/>
    <style:style style:name="P102" style:parent-style-name="Textbody" style:list-style-name="LFO7" style:family="paragraph"/>
    <style:style style:name="P103" style:parent-style-name="Textbody" style:list-style-name="LFO7" style:family="paragraph"/>
    <style:style style:name="P104" style:parent-style-name="Textbody" style:list-style-name="LFO7" style:family="paragraph"/>
    <style:style style:name="T105" style:parent-style-name="Standaardalinea-lettertype" style:family="text">
      <style:text-properties fo:font-style="italic" style:font-style-asian="italic" style:font-style-complex="italic"/>
    </style:style>
    <style:style style:name="P106" style:parent-style-name="Textbody" style:list-style-name="LFO7" style:family="paragraph"/>
    <style:style style:name="T107" style:parent-style-name="Standaardalinea-lettertype" style:family="text">
      <style:text-properties fo:font-style="italic" style:font-style-asian="italic" style:font-style-complex="italic"/>
    </style:style>
    <style:style style:name="P108" style:parent-style-name="Textbody" style:list-style-name="LFO7" style:family="paragraph"/>
    <style:style style:name="T109" style:parent-style-name="Standaardalinea-lettertype" style:family="text">
      <style:text-properties fo:font-style="italic" style:font-style-asian="italic" style:font-style-complex="italic"/>
    </style:style>
    <style:style style:name="P110" style:parent-style-name="Textbody" style:list-style-name="LFO7" style:family="paragraph">
      <style:text-properties fo:font-style="italic" style:font-style-asian="italic" style:font-style-complex="italic"/>
    </style:style>
    <style:style style:name="P111" style:parent-style-name="Textbody" style:list-style-name="LFO7" style:family="paragraph"/>
    <style:style style:name="P112" style:parent-style-name="Textbody" style:list-style-name="LFO7" style:family="paragraph"/>
    <style:style style:name="P113" style:parent-style-name="Textbody" style:list-style-name="LFO7" style:family="paragraph"/>
    <style:style style:name="P114" style:parent-style-name="Textbody" style:list-style-name="LFO7" style:family="paragraph"/>
    <style:style style:name="P115" style:parent-style-name="Textbody" style:list-style-name="LFO7" style:family="paragraph"/>
    <style:style style:name="T116" style:parent-style-name="Standaardalinea-lettertype" style:family="text">
      <style:text-properties fo:font-style="italic" style:font-style-asian="italic" style:font-style-complex="italic"/>
    </style:style>
    <style:style style:name="P117" style:parent-style-name="Textbody" style:list-style-name="LFO7" style:family="paragraph"/>
    <style:style style:name="P118" style:parent-style-name="Textbody" style:list-style-name="LFO7" style:family="paragraph"/>
    <style:style style:name="T119" style:parent-style-name="Standaardalinea-lettertype" style:family="text">
      <style:text-properties style:text-position="super 66.6%"/>
    </style:style>
    <style:style style:name="P120" style:parent-style-name="Textbody" style:list-style-name="LFO7" style:family="paragraph"/>
    <style:style style:name="P121" style:parent-style-name="Textbody" style:list-style-name="LFO7" style:family="paragraph"/>
    <style:style style:name="P122" style:parent-style-name="Textbody" style:list-style-name="LFO8" style:family="paragraph"/>
    <style:style style:name="P123" style:parent-style-name="Lijstalinea" style:list-style-name="LFO8" style:family="paragraph"/>
    <style:style style:name="P124" style:parent-style-name="Textbody" style:list-style-name="LFO8" style:family="paragraph"/>
    <style:style style:name="P125" style:parent-style-name="Textbody" style:list-style-name="LFO8" style:family="paragraph"/>
    <style:style style:name="P126" style:parent-style-name="Textbody" style:list-style-name="LFO8" style:family="paragraph"/>
    <style:style style:name="P127" style:parent-style-name="Textbody" style:list-style-name="LFO8" style:family="paragraph"/>
    <style:style style:name="P128" style:parent-style-name="Textbody" style:list-style-name="LFO8" style:family="paragraph"/>
    <style:style style:name="P129" style:parent-style-name="Textbody" style:list-style-name="LFO8" style:family="paragraph"/>
    <style:style style:name="P130" style:parent-style-name="Textbody" style:list-style-name="LFO8" style:family="paragraph"/>
    <style:style style:name="P131" style:parent-style-name="Textbody" style:list-style-name="LFO8" style:family="paragraph"/>
    <style:style style:name="P132" style:parent-style-name="Textbody" style:list-style-name="LFO8" style:family="paragraph"/>
  </office:automatic-styles>
  <office:body>
    <office:text text:use-soft-page-breaks="true">
      <text:h text:style-name="P1" text:outline-level="1">Goals</text:h>
      <text:p text:style-name="Textbody">What are the goals of the website?</text:p>
      <text:h text:style-name="Kop2" text:outline-level="2">Employment</text:h>
      <text:p text:style-name="Textbody">To be employed as a developer. This can be in the form of a freelancer or an employee. Naturally with trustworthy people and optimally in positions that gives me room to improve my capabilities as a developer. This could also be seen as a digital dynamic CV.</text:p>
      <text:h text:style-name="Kop3" text:outline-level="3">Requirements</text:h>
      <text:list text:style-name="LFO1" text:continue-numbering="true">
        <text:list-item>
          <text:p text:style-name="P2">Trustworthy;</text:p>
          <text:list text:continue-numbering="true">
            <text:list-item>
              <text:p text:style-name="P3">Integrity;</text:p>
              <text:list text:continue-numbering="true">
                <text:list-item>
                  <text:p text:style-name="P4">No cutting corners;</text:p>
                </text:list-item>
              </text:list>
            </text:list-item>
            <text:list-item>
              <text:p text:style-name="P5">No fuss;</text:p>
              <text:list text:continue-numbering="true">
                <text:list-item>
                  <text:p text:style-name="P6">Transparent;</text:p>
                </text:list-item>
                <text:list-item>
                  <text:p text:style-name="P7">Direct;</text:p>
                </text:list-item>
              </text:list>
            </text:list-item>
            <text:list-item>
              <text:p text:style-name="P8">Personal;</text:p>
            </text:list-item>
          </text:list>
        </text:list-item>
        <text:list-item>
          <text:p text:style-name="P9">Consistent growth;<text:s/><text:span text:style-name="T10">Show that you are valuable to invest into.</text:span></text:p>
          <text:list text:continue-numbering="true">
            <text:list-item>
              <text:p text:style-name="P11">List of accomplishments;</text:p>
            </text:list-item>
            <text:list-item>
              <text:p text:style-name="P12">Listen to feedback;</text:p>
            </text:list-item>
            <text:list-item>
              <text:p text:style-name="P13">Learning goal;</text:p>
            </text:list-item>
          </text:list>
        </text:list-item>
        <text:list-item>
          <text:p text:style-name="P14">Approachable;</text:p>
          <text:list text:continue-numbering="true">
            <text:list-item>
              <text:p text:style-name="P15">Easy to contact</text:p>
              <text:list text:continue-numbering="true">
                <text:list-item>
                  <text:p text:style-name="P16">Availability is public;</text:p>
                </text:list-item>
                <text:list-item>
                  <text:p text:style-name="P17">No unnecessary automation to humans; strive for human to human.</text:p>
                </text:list-item>
              </text:list>
            </text:list-item>
            <text:list-item>
              <text:p text:style-name="P18">Well-defined road map of the process</text:p>
            </text:list-item>
            <text:list-item>
              <text:p text:style-name="P19">Transparent availability</text:p>
            </text:list-item>
          </text:list>
        </text:list-item>
        <text:list-item>
          <text:p text:style-name="P20">Up to date;</text:p>
          <text:list text:continue-numbering="true">
            <text:list-item>
              <text:p text:style-name="P21">Be active;</text:p>
            </text:list-item>
            <text:list-item>
              <text:p text:style-name="P22">Modern;</text:p>
            </text:list-item>
            <text:list-item>
              <text:p text:style-name="P23">No discrepancies</text:p>
            </text:list-item>
          </text:list>
        </text:list-item>
        <text:list-item>
          <text:p text:style-name="P24">Creative but sensible:<text:s/><text:span text:style-name="T25">being different in a good way;</text:span></text:p>
        </text:list-item>
        <text:list-item>
          <text:p text:style-name="P26">Affordable;</text:p>
        </text:list-item>
        <text:list-item>
          <text:p text:style-name="P27">Available in two languages:</text:p>
          <text:list text:continue-numbering="true">
            <text:list-item>
              <text:p text:style-name="P28">English</text:p>
            </text:list-item>
            <text:list-item>
              <text:p text:style-name="P29">Dutch</text:p>
            </text:list-item>
          </text:list>
        </text:list-item>
      </text:list>
      <text:h text:style-name="P30" text:outline-level="3">General Implementation</text:h>
      <text:h text:style-name="Kop5" text:outline-level="5">Trustworthy</text:h>
      <text:p text:style-name="Textbody">To come over as trustworthy the following sub goals needs to be implemented:</text:p>
      <text:h text:style-name="Kop6" text:outline-level="6">Integrity</text:h>
      <text:p text:style-name="Textbody">This can be conveyed mostly through text.<text:s/><text:span text:style-name="T31">Everything that is a consequence of me should be accredited to me both the good and the bad.</text:span><text:s/>No abstracting away! There is a need to be realistic since otherwise I will be forced to cut corners or be disappointed with the expected results.<text:s/><text:span text:style-name="T32">Convey a transparent process that both the customer and I have control over.<text:s/></text:span>Situations where the customer’s boundaries are being pushed can’t be allowed. It’s a partnership; not a race.<text:s/><text:span text:style-name="T33">This all concludes in the trust that I will uphold my part of the deal as close to expectations as possible.</text:span></text:p>
      <text:h text:style-name="Kop6" text:outline-level="6">No fuss</text:h>
      <text:p text:style-name="Textbody">Conveyed mostly by text. Products and/or services should only be flashy when this has a reason. <text:s/><text:span text:style-name="T34">Every piece of content should be of value to the user.</text:span><text:s/>So, no lame slogans that don’t communicate anything. This is not just about text.</text:p>
      <text:p text:style-name="Textbody"><text:span text:style-name="T35">Everything related to the process should be transparent to customers.<text:s/></text:span>There shouldn’t be any surprises (even happy ones; it’s not a comedy show).</text:p>
      <text:p text:style-name="Textbody">Information won’t be expected to be extracted from any obscure source.<text:s/><text:span text:style-name="T36">All information should be directly communicated; without any hoops.</text:span><text:s/>In this manner I know what is to be expected of me but also what is to be expected of the customer which builds trust.</text:p>
      <text:h text:style-name="Kop6" text:outline-level="6">Personal</text:h>
      <text:p text:style-name="Textbody">Customers can expect a dynamic and free spoken environment.<text:s/><text:span text:style-name="T37">Both me and the customer won’t be forced into anything.</text:span><text:s/>The result will then be as close to expectations as possible. We will stay in touch to make sure it does.</text:p>
      <text:h text:style-name="Kop5" text:outline-level="5"/>
      <text:h text:style-name="P38" text:outline-level="5">Consistent Growth</text:h>
      <text:p text:style-name="Textbody">There is value in investing into me because I only will get better in the future.</text:p>
      <text:h text:style-name="Kop6" text:outline-level="6">List of accomplishments</text:h>
      <text:p text:style-name="Textbody">I need to show my current accomplishments for them to see my skill set is realistic and how it is used inside a practical setting.</text:p>
      <text:p text:style-name="Textbody">See Road map goal for more.</text:p>
      <text:h text:style-name="Kop6" text:outline-level="6">Listen to feedback</text:h>
      <text:p text:style-name="Textbody">Feedback is embraced.<text:s/><text:span text:style-name="T39">Feedback is taken seriously inside it’s own context</text:span><text:s/>(Who said it? Where does it apply? Etc.). This results in deeper understanding.</text:p>
      <text:p text:style-name="Textbody">I want product owners to be given a place to publicly share their experience + tips. This should be as effortless as possible.<text:s/><text:span text:style-name="T40">A product owner should be able to post multiple feedback's/reviews not just about the general experience but also for their specific products.<text:s/></text:span>The following is visible for every review:</text:p>
      <text:list text:style-name="LFO2" text:continue-numbering="true">
        <text:list-item>
          <text:p text:style-name="P41"><text:span text:style-name="T42">Target:<text:s/></text:span>General review or specific project review?</text:p>
        </text:list-item>
        <text:list-item>
          <text:p text:style-name="P43"><text:span text:style-name="T44">Timeline:<text:s/></text:span>When was this review posted? When was it changed if applicable and what was the content at that time?</text:p>
        </text:list-item>
        <text:list-item>
          <text:p text:style-name="P45"><text:span text:style-name="T46">Origin:<text:s/></text:span>Who wrote this? Organization or person?</text:p>
        </text:list-item>
        <text:list-item>
          <text:p text:style-name="P47"><text:span text:style-name="T48">Developer’s experience:<text:s/></text:span>The developer’s experience if available. To get both perspectives.</text:p>
        </text:list-item>
        <text:list-item>
          <text:p text:style-name="P49">Reviewer picture</text:p>
        </text:list-item>
        <text:list-item>
          <text:p text:style-name="P50"><text:span text:style-name="T51">Contact Reviewer:<text:s/></text:span>If allowed.</text:p>
        </text:list-item>
        <text:list-item>
          <text:p text:style-name="P52"><text:span text:style-name="T53">Content:<text:s/></text:span>What’s the message the product owner wants to communicate. Allow basic markdown.</text:p>
        </text:list-item>
        <text:list-item>
          <text:p text:style-name="P54"><text:span text:style-name="T55">Overall rating:<text:s/></text:span>Stars or some other metric?</text:p>
        </text:list-item>
      </text:list>
      <text:p text:style-name="Textbody">A product owner can also create a inserted review where the product owner can sort of insert feedback and comments inside the developer’s article. A sort of dialogue between the written article by me (the developer) and the reactions/feedback/comments on specific parts of the text.</text:p>
      <text:h text:style-name="Kop6" text:outline-level="6">Learning goal</text:h>
      <text:p text:style-name="Textbody">I will show what I am learning. I will write a short summary of what I am learning and why I am learning. The following is available:</text:p>
      <text:list text:style-name="LFO3" text:continue-numbering="true">
        <text:list-item>
          <text:p text:style-name="P56"><text:span text:style-name="T57">Subject:<text:s/></text:span>What am I learning at the moment?</text:p>
        </text:list-item>
        <text:list-item>
          <text:p text:style-name="P58"><text:span text:style-name="T59">Purpose:<text:s/></text:span>How does this help me?</text:p>
        </text:list-item>
        <text:list-item>
          <text:p text:style-name="P60"><text:span text:style-name="T61">Skill set Impact:<text:s/></text:span>How does this affect my skill set?</text:p>
        </text:list-item>
        <text:list-item>
          <text:p text:style-name="P62"><text:span text:style-name="T63">Start Date:<text:s/></text:span>When did I start?</text:p>
        </text:list-item>
        <text:list-item>
          <text:p text:style-name="P64"><text:span text:style-name="T65">End Date:<text:s/></text:span>When am I done? (If known)</text:p>
        </text:list-item>
        <text:list-item>
          <text:p text:style-name="P66"><text:span text:style-name="T67">Source:<text:s/></text:span>Is this a personal goal or from proper education?</text:p>
        </text:list-item>
      </text:list>
      <text:p text:style-name="Textbody">It’s also possible to show multiple current learning goals.</text:p>
      <text:h text:style-name="P68" text:outline-level="5">Approachable</text:h>
      <text:h text:style-name="Kop6" text:outline-level="6">Easy to contact</text:h>
      <text:p text:style-name="Textbody">It’s as easy as possible to contact me. Expected response time is clear and visible. The ways to contact me I want as following:</text:p>
      <text:list text:style-name="LFO4" text:continue-numbering="true">
        <text:list-item>
          <text:p text:style-name="P69">General contact details:</text:p>
          <text:list text:continue-numbering="true">
            <text:list-item>
              <text:p text:style-name="P70">Mail</text:p>
            </text:list-item>
            <text:list-item>
              <text:p text:style-name="P71">Phone</text:p>
            </text:list-item>
          </text:list>
        </text:list-item>
        <text:list-item>
          <text:p text:style-name="P72">Contact form</text:p>
        </text:list-item>
      </text:list>
      <text:p text:style-name="Textbody">The contact form needs to be very easy to use. A basic and advanced mode. Basic mode will just ask for:</text:p>
      <text:list text:style-name="LFO5" text:continue-numbering="true">
        <text:list-item>
          <text:p text:style-name="P73">Name (Optional)</text:p>
        </text:list-item>
        <text:list-item>
          <text:p text:style-name="P74">Email (Required)</text:p>
        </text:list-item>
        <text:list-item>
          <text:p text:style-name="P75">Message (Required)</text:p>
        </text:list-item>
      </text:list>
      <text:p text:style-name="Textbody">Although basic mode will almost always suffice. Sometimes it’s easier for someone to have a guided experience so that it will be as obvious for me (the developer) how I can respond and what the next step/action is.</text:p>
      <text:p text:style-name="Textbody">Aside from that I want there to be a way to directly contact me from every page aside from the contact data in the footer. Like a chat window but then to send a form. Also with a link to the separate contact page to use the contact details or the more detailed form.</text:p>
      <text:p text:style-name="Textbody">The ability to instantly contact me if someone thinks an error message on a process is wrong is very handy. Both the user will get the most personal experience and I will know bugs and etc and fast as possible. So just a link to instantly that navigates to the advanced contact form with purpose already filled in.</text:p>
      <text:p text:style-name="Textbody">I could also maybe add a small reminder with a link to contact me at the end of certain pages to encouraging users to just contact me and find out if it’s enough.</text:p>
      <text:h text:style-name="Kop6" text:outline-level="6">Well-defined road map of the process</text:h>
      <text:p text:style-name="Textbody">The process that every product-owner is going to undergo needs to be as transparent as possible. As I said again “no surprises”. The product-owner can clearly see what is going to happen which is as follows:</text:p>
      <text:p text:style-name="P76">First Contact/Introduction</text:p>
      <text:p text:style-name="Textbody">This conversation is mostly about the question if we can and should work together on your project. If that’s the case we will plan a detailed discussion so we can work out all the details. Both of the project itself and communication about it. Talking points:</text:p>
      <text:list text:style-name="LFO6" text:continue-numbering="true">
        <text:list-item>
          <text:p text:style-name="P77">First impressions</text:p>
          <text:list text:continue-numbering="true">
            <text:list-item>
              <text:p text:style-name="P78">Who are you?</text:p>
              <text:list text:continue-numbering="true">
                <text:list-item>
                  <text:p text:style-name="P79">What do you (want to) represent?</text:p>
                  <text:list text:continue-numbering="true">
                    <text:list-item>
                      <text:p text:style-name="P80">General info; like:</text:p>
                      <text:list text:continue-numbering="true">
                        <text:list-item>
                          <text:p text:style-name="P81">Company or individual?</text:p>
                        </text:list-item>
                        <text:list-item>
                          <text:p text:style-name="P82">What do you do?</text:p>
                        </text:list-item>
                        <text:list-item>
                          <text:p text:style-name="P83">How are you known and how do want to be known?</text:p>
                        </text:list-item>
                      </text:list>
                    </text:list-item>
                  </text:list>
                </text:list-item>
              </text:list>
            </text:list-item>
            <text:list-item>
              <text:p text:style-name="P84">Who am I?</text:p>
            </text:list-item>
          </text:list>
        </text:list-item>
        <text:list-item>
          <text:p text:style-name="P85">Project summary</text:p>
          <text:list text:continue-numbering="true">
            <text:list-item>
              <text:p text:style-name="P86">What do you currently have?</text:p>
            </text:list-item>
            <text:list-item>
              <text:p text:style-name="P87">What would you like?</text:p>
            </text:list-item>
          </text:list>
        </text:list-item>
        <text:list-item>
          <text:p text:style-name="P88">Planning of detailed discussion</text:p>
        </text:list-item>
      </text:list>
      <text:p text:style-name="P89">Quotation</text:p>
      <text:p text:style-name="P90">After the introduction you will receive a quotation of the project. This can eventually change if the decision is made to change the scope of work.</text:p>
      <text:p text:style-name="P91">Detailed discussion</text:p>
      <text:p text:style-name="P92">Development</text:p>
      <text:h text:style-name="Kop6" text:outline-level="6">Transparent availability</text:h>
      <text:p text:style-name="Textbody">There is a schedule which is publicly available where they can see if I am available for a specific day. It is encouraged to reach out for specifics. A time frame can be reserved by a user. For this to happen the client needs to accept the quotation I have provided. After that it will be visible to all the other users I am reserved for that time frame. The reservation will specify product-owner, product title, product description and project duration. This information will only be available if the product-owner allows it. This will be directly asked of the product-owner. Otherwise only the project duration will be visible. There will also be a way to directly start the process by wanting to reserve a spot.</text:p>
      <text:h text:style-name="P93" text:outline-level="5">Up to date</text:h>
      <text:h text:style-name="Kop6" text:outline-level="6">Be active</text:h>
      <text:p text:style-name="Textbody">To appear active I need to be active.<text:s/><text:span text:style-name="T94">By posting regular articles I show that I am actively improving my skills and that my skills are up to date.</text:span></text:p>
      <text:h text:style-name="Kop6" text:outline-level="6">Modern</text:h>
      <text:p text:style-name="Textbody"><text:span text:style-name="T95">The site needs to be maintained to stay up to date and modern.<text:s/></text:span>Even if it’s just about a part of it. It’s important that style stays relatively consistent. Not specifically consistent over time but the content of the site. So the site needs to somewhat closely follow current best practices, both in aesthetics and functionality.</text:p>
      <text:h text:style-name="Kop6" text:outline-level="6">No discrepancies</text:h>
      <text:p text:style-name="Textbody">No inconsistencies spread over the site, no dead URLs and no contradictions.<text:s/><text:span text:style-name="T96">Information is consistent and will not be allowed to be misleading or just straight up wrong.</text:span></text:p>
      <text:p text:style-name="Textbody"/>
      <text:h text:style-name="Kop5" text:outline-level="5">Creative but sensible</text:h>
      <text:p text:style-name="Textbody">Be creative without the “flashy” look. It still needs to look professional and not like a showoff. This chapter shall be further explained in the designs and prototypes.</text:p>
      <text:p text:style-name="Textbody"/>
      <text:h text:style-name="Kop5" text:outline-level="5">Affordable</text:h>
      <text:p text:style-name="Textbody">To be implemented.</text:p>
      <text:p text:style-name="Textbody"/>
      <text:h text:style-name="Kop5" text:outline-level="5">Available in two languages</text:h>
      <text:p text:style-name="Textbody">The site will be available in English and Dutch. This can be switched with a button.</text:p>
      <text:p text:style-name="Textbody"/>
      <text:h text:style-name="P97" text:outline-level="3">User stories</text:h>
      <text:p text:style-name="Textbody">Sorted in priorities</text:p>
      <text:h text:style-name="P98" text:outline-level="2">Road map</text:h>
      <text:p text:style-name="Textbody">A way to look back at what I accomplished and what would be a natural next step. I need to be somewhat forced to reflect and improve on aspects that fall short.</text:p>
      <text:h text:style-name="Kop3" text:outline-level="3">Requirements</text:h>
      <text:list text:style-name="LFO7" text:continue-numbering="true">
        <text:list-item>
          <text:p text:style-name="P99">Accomplishments visualized</text:p>
        </text:list-item>
        <text:list-item>
          <text:p text:style-name="P100">Accomplishments articulated</text:p>
          <text:list text:continue-numbering="true">
            <text:list-item>
              <text:p text:style-name="P101">Approach is:</text:p>
              <text:list text:continue-numbering="true">
                <text:list-item>
                  <text:p text:style-name="P102">Trustworthy</text:p>
                </text:list-item>
                <text:list-item>
                  <text:p text:style-name="P103">Pragmatic</text:p>
                </text:list-item>
              </text:list>
            </text:list-item>
            <text:list-item>
              <text:p text:style-name="P104">Dates:<text:s/><text:span text:style-name="T105">The order of events is obvious</text:span></text:p>
            </text:list-item>
            <text:list-item>
              <text:p text:style-name="P106">The purpose:<text:s/><text:span text:style-name="T107">Why have you done it?</text:span></text:p>
            </text:list-item>
            <text:list-item>
              <text:p text:style-name="P108">Method:<text:s/><text:span text:style-name="T109">How have you done it?</text:span></text:p>
            </text:list-item>
            <text:list-item>
              <text:p text:style-name="P110">Conclusion: What is the result of what you have done?</text:p>
            </text:list-item>
          </text:list>
        </text:list-item>
        <text:list-item>
          <text:p text:style-name="P111">Document ongoing process</text:p>
        </text:list-item>
        <text:list-item>
          <text:p text:style-name="P112">Transparent skill set</text:p>
          <text:list text:continue-numbering="true">
            <text:list-item>
              <text:p text:style-name="P113">Soft skills</text:p>
            </text:list-item>
            <text:list-item>
              <text:p text:style-name="P114">Hard skills</text:p>
            </text:list-item>
          </text:list>
        </text:list-item>
        <text:list-item>
          <text:p text:style-name="P115">Mostly publicly available:<text:s/><text:span text:style-name="T116">What can be public is public</text:span></text:p>
          <text:list text:continue-numbering="true">
            <text:list-item>
              <text:p text:style-name="P117">Source code mostly open source</text:p>
            </text:list-item>
            <text:list-item>
              <text:p text:style-name="P118">Open for feedback from 3<text:span text:style-name="T119">rd</text:span><text:s/>parties:</text:p>
              <text:list text:continue-numbering="true">
                <text:list-item>
                  <text:p text:style-name="P120">Product-manager</text:p>
                </text:list-item>
                <text:list-item>
                  <text:p text:style-name="P121">Bystanders</text:p>
                </text:list-item>
              </text:list>
            </text:list-item>
          </text:list>
        </text:list-item>
      </text:list>
      <text:h text:style-name="Kop2" text:outline-level="2">Sandbox</text:h>
      <text:p text:style-name="Textbody">To have a sandbox where I can do what my heart desires. Allowing the ability try out new things with an actual end goal instead of having to throw it away when completed. This way I can show to others what I have actually learned and can apply it in a real scenario instead of just a test environment.</text:p>
      <text:h text:style-name="Kop3" text:outline-level="3">Requirements</text:h>
      <text:list text:style-name="LFO8" text:continue-numbering="true">
        <text:list-item>
          <text:p text:style-name="P122">Expandable;</text:p>
          <text:list text:continue-numbering="true">
            <text:list-item>
              <text:p text:style-name="P123">Expandable code;</text:p>
              <text:list text:continue-numbering="true">
                <text:list-item>
                  <text:p text:style-name="P124">Components with one purpose;</text:p>
                </text:list-item>
                <text:list-item>
                  <text:p text:style-name="P125">Well documented;</text:p>
                </text:list-item>
                <text:list-item>
                  <text:p text:style-name="P126">No shortcuts;</text:p>
                </text:list-item>
              </text:list>
            </text:list-item>
          </text:list>
        </text:list-item>
        <text:list-item>
          <text:p text:style-name="P127">Start small and grow later;</text:p>
          <text:list text:continue-numbering="true">
            <text:list-item>
              <text:p text:style-name="P128">Presentable development segments</text:p>
            </text:list-item>
          </text:list>
        </text:list-item>
        <text:list-item>
          <text:p text:style-name="P129">Dynamic hosting;</text:p>
        </text:list-item>
        <text:list-item>
          <text:p text:style-name="P130">Open minded</text:p>
        </text:list-item>
        <text:list-item>
          <text:p text:style-name="P131">Solid planning</text:p>
        </text:list-item>
        <text:list-item>
          <text:p text:style-name="P132">Mistakes happen but are handled</text:p>
        </text:list-item>
      </text:list>
      <text:p text:style-name="Textbody"/>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style:font-face style:name="Calibri" svg:font-family="Calibri" style:font-family-generic="swiss" style:font-pitch="variable" svg:panose-1="2 15 5 2 2 2 4 3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ans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Kop1" style:display-name="Kop 1" style:family="paragraph" style:parent-style-name="Heading" style:next-style-name="Textbody" style:default-outline-level="1">
      <style:text-properties fo:font-weight="bold" style:font-weight-asian="bold" style:font-weight-complex="bold" fo:font-size="18pt" style:font-size-asian="18pt" style:font-size-complex="18pt" fo:hyphenate="false"/>
    </style:style>
    <style:style style:name="Kop2" style:display-name="Kop 2" style:family="paragraph" style:parent-style-name="Heading" style:next-style-name="Textbody" style:default-outline-level="2">
      <style:paragraph-properties fo:margin-top="0.1388in"/>
      <style:text-properties fo:font-weight="bold" style:font-weight-asian="bold" style:font-weight-complex="bold" fo:font-size="16pt" style:font-size-asian="16pt" style:font-size-complex="16pt" fo:hyphenate="false"/>
    </style:style>
    <style:style style:name="Kop3" style:display-name="Kop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Kop4" style:display-name="Kop 4" style:family="paragraph" style:parent-style-name="Heading" style:next-style-name="Textbody" style:default-outline-level="4">
      <style:paragraph-properties fo:margin-top="0.0833in"/>
      <style:text-properties fo:font-weight="bold" style:font-weight-asian="bold" style:font-weight-complex="bold" fo:font-style="italic" style:font-style-asian="italic" style:font-style-complex="italic" fo:font-size="13pt" style:font-size-asian="13pt" style:font-size-complex="13pt" fo:hyphenate="false"/>
    </style:style>
    <style:style style:name="Kop5" style:display-name="Kop 5" style:family="paragraph" style:parent-style-name="Heading" style:next-style-name="Textbody" style:default-outline-level="5">
      <style:paragraph-properties fo:margin-top="0.0833in" fo:margin-bottom="0.0416in"/>
      <style:text-properties fo:font-weight="bold" style:font-weight-asian="bold" style:font-weight-complex="bold" fo:font-size="12pt" style:font-size-asian="12pt" style:font-size-complex="12pt" fo:hyphenate="false"/>
    </style:style>
    <style:style style:name="Kop6" style:display-name="Kop 6" style:family="paragraph" style:parent-style-name="Heading" style:next-style-name="Textbody" style:default-outline-level="6">
      <style:paragraph-properties fo:margin-top="0.0416in" fo:margin-bottom="0.0416in"/>
      <style:text-properties fo:font-weight="bold" style:font-weight-asian="bold" style:font-weight-complex="bold" fo:font-style="italic" style:font-style-asian="italic" style:font-style-complex="italic" fo:font-size="12pt" style:font-size-asian="12pt" style:font-size-complex="12pt" fo:hyphenate="false"/>
    </style:style>
    <style:style style:name="Kop7" style:display-name="Kop 7" style:family="paragraph" style:parent-style-name="Heading" style:next-style-name="Textbody" style:default-outline-level="7">
      <style:paragraph-properties fo:margin-top="0.0416in" fo:margin-bottom="0.0416in"/>
      <style:text-properties fo:font-weight="bold" style:font-weight-asian="bold" style:font-weight-complex="bold" fo:font-size="10pt" style:font-size-asian="10pt" style:font-size-complex="10pt" fo:hyphenate="false"/>
    </style:style>
    <style:style style:name="Kop8" style:display-name="Kop 8" style:family="paragraph" style:parent-style-name="Heading" style:next-style-name="Textbody" style:default-outline-level="8">
      <style:paragraph-properties fo:margin-top="0.0416in" fo:margin-bottom="0.0416in"/>
      <style:text-properties fo:font-weight="bold" style:font-weight-asian="bold" style:font-weight-complex="bold" fo:font-style="italic" style:font-style-asian="italic" style:font-style-complex="italic" fo:font-size="10pt" style:font-size-asian="10pt" style:font-size-complex="10pt" fo:hyphenate="false"/>
    </style:style>
    <style:style style:name="Kop9" style:display-name="Kop 9" style:family="paragraph" style:parent-style-name="Heading" style:next-style-name="Textbody" style:default-outline-level="9">
      <style:paragraph-properties fo:margin-top="0.0416in" fo:margin-bottom="0.0416in"/>
      <style:text-properties fo:font-weight="bold" style:font-weight-asian="bold" style:font-weight-complex="bold" fo:font-size="9pt" style:font-size-asian="9pt" style:font-size-complex="9pt" fo:hyphenate="false"/>
    </style:style>
    <style:style style:name="Standaard" style:display-name="Standaard" style:family="paragraph">
      <style:text-properties fo:hyphenate="false"/>
    </style:style>
    <style:style style:name="Standaardalinea-lettertype" style:display-name="Standaardalinea-lettertype"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jst" style:display-name="Lijst" style:family="paragraph" style:parent-style-name="Textbody">
      <style:text-properties fo:hyphenate="false"/>
    </style:style>
    <style:style style:name="Bijschrift" style:display-name="Bijschrift"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el" style:display-name="Titel"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BulletSymbols" style:display-name="Bullet Symbols" style:family="text">
      <style:text-properties style:font-name="OpenSymbol" style:font-name-asian="OpenSymbol" style:font-name-complex="OpenSymbol"/>
    </style:style>
    <style:style style:name="Lijstalinea" style:display-name="Lijstalinea" style:family="paragraph" style:parent-style-name="Standaard">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Pieter Groenendijk</dc:creator>
    <meta:creation-date>2024-02-20T19:17:00Z</meta:creation-date>
    <dc:date>2024-02-20T19:17:00Z</dc:date>
    <meta:template xlink:href="Normal.dotm" xlink:type="simple"/>
    <meta:editing-cycles>174</meta:editing-cycles>
    <meta:editing-duration>PT0S</meta:editing-duration>
    <meta:document-statistic meta:page-count="1" meta:paragraph-count="19" meta:word-count="1502" meta:character-count="9750" meta:row-count="68" meta:non-whitespace-character-count="8267"/>
  </office:meta>
</office:document-meta>
</file>